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6cm" style:rel-column-width="12320*"/>
    </style:style>
    <style:style style:name="Table1.B" style:family="table-column">
      <style:table-column-properties style:column-width="8.708cm" style:rel-column-width="33569*"/>
    </style:style>
    <style:style style:name="Table1.C" style:family="table-column">
      <style:table-column-properties style:column-width="5.096cm" style:rel-column-width="196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330000" fo:padding="0.097cm" fo:border-left="0.05pt solid #000000" fo:border-right="none" fo:border-top="none" fo:border-bottom="0.05pt solid #000000">
        <style:background-image/>
      </style:table-cell-properties>
    </style:style>
    <style:style style:name="Table1.C25" style:family="table-cell">
      <style:table-cell-properties fo:background-color="#33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a422" officeooo:paragraph-rsid="0002a422"/>
    </style:style>
    <style:style style:name="P2" style:family="paragraph" style:parent-style-name="Table_20_Contents">
      <style:text-properties officeooo:rsid="0002a422" officeooo:paragraph-rsid="0002a422"/>
    </style:style>
    <style:style style:name="P3" style:family="paragraph" style:parent-style-name="Table_20_Contents">
      <style:text-properties fo:background-color="#33ff99"/>
    </style:style>
    <style:style style:name="P4" style:family="paragraph" style:parent-style-name="Table_20_Contents">
      <style:text-properties officeooo:rsid="0002a422" officeooo:paragraph-rsid="0002a422" fo:background-color="#33ff99"/>
    </style:style>
    <style:style style:name="P5" style:family="paragraph" style:parent-style-name="Table_20_Contents">
      <style:text-properties officeooo:rsid="00048f8a" officeooo:paragraph-rsid="00048f8a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48f8a" officeooo:paragraph-rsid="00048f8a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04ff16" officeooo:paragraph-rsid="0004ff16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b047a" officeooo:paragraph-rsid="000b047a"/>
    </style:style>
    <style:style style:name="P9" style:family="paragraph" style:parent-style-name="Table_20_Contents">
      <style:text-properties officeooo:rsid="0004ff16" officeooo:paragraph-rsid="0004ff16"/>
    </style:style>
    <style:style style:name="P10" style:family="paragraph" style:parent-style-name="Table_20_Contents">
      <style:text-properties officeooo:rsid="0005e628" officeooo:paragraph-rsid="0005e628"/>
    </style:style>
    <style:style style:name="P11" style:family="paragraph" style:parent-style-name="Table_20_Contents">
      <style:text-properties officeooo:rsid="0007791a" officeooo:paragraph-rsid="0007791a"/>
    </style:style>
    <style:style style:name="P12" style:family="paragraph" style:parent-style-name="Table_20_Contents">
      <style:text-properties officeooo:rsid="00090e21" officeooo:paragraph-rsid="00090e21"/>
    </style:style>
    <style:style style:name="P13" style:family="paragraph" style:parent-style-name="Table_20_Contents">
      <style:text-properties officeooo:rsid="000b047a" officeooo:paragraph-rsid="000b047a"/>
    </style:style>
    <style:style style:name="P14" style:family="paragraph" style:parent-style-name="Table_20_Contents">
      <style:text-properties officeooo:rsid="00103c3d" officeooo:paragraph-rsid="00103c3d"/>
    </style:style>
    <style:style style:name="P15" style:family="paragraph" style:parent-style-name="Table_20_Contents">
      <style:text-properties officeooo:rsid="001229cd" officeooo:paragraph-rsid="001229cd"/>
    </style:style>
    <style:style style:name="P16" style:family="paragraph" style:parent-style-name="Table_20_Contents">
      <style:text-properties style:text-underline-style="none" officeooo:rsid="001229cd" officeooo:paragraph-rsid="001229cd"/>
    </style:style>
    <style:style style:name="P17" style:family="paragraph" style:parent-style-name="Table_20_Contents">
      <style:text-properties officeooo:rsid="00140f5c" officeooo:paragraph-rsid="00140f5c"/>
    </style:style>
    <style:style style:name="P18" style:family="paragraph" style:parent-style-name="Table_20_Contents">
      <loext:graphic-properties draw:fill="none" draw:fill-color="#ffffff"/>
      <style:paragraph-properties fo:background-color="transparent"/>
      <style:text-properties officeooo:rsid="00140f5c" officeooo:paragraph-rsid="00140f5c"/>
    </style:style>
    <style:style style:name="P19" style:family="paragraph" style:parent-style-name="Table_20_Contents">
      <loext:graphic-properties draw:fill="none" draw:fill-color="#ffffff"/>
      <style:paragraph-properties fo:background-color="transparent"/>
    </style:style>
    <style:style style:name="P20" style:family="paragraph" style:parent-style-name="Table_20_Contents">
      <style:text-properties officeooo:rsid="00143b59" officeooo:paragraph-rsid="00143b59"/>
    </style:style>
    <style:style style:name="P21" style:family="paragraph" style:parent-style-name="Table_20_Contents">
      <loext:graphic-properties draw:fill="none" draw:fill-color="#ffffff"/>
      <style:paragraph-properties fo:background-color="transparent"/>
      <style:text-properties officeooo:rsid="00143b59" officeooo:paragraph-rsid="00143b59"/>
    </style:style>
    <style:style style:name="P22" style:family="paragraph" style:parent-style-name="Table_20_Contents">
      <style:text-properties officeooo:rsid="0015456f" officeooo:paragraph-rsid="0015456f"/>
    </style:style>
    <style:style style:name="P23" style:family="paragraph" style:parent-style-name="Table_20_Contents">
      <loext:graphic-properties draw:fill="none" draw:fill-color="#ffffff"/>
      <style:paragraph-properties fo:background-color="transparent"/>
      <style:text-properties officeooo:rsid="0017170d" officeooo:paragraph-rsid="0017170d"/>
    </style:style>
    <style:style style:name="P24" style:family="paragraph" style:parent-style-name="Table_20_Contents">
      <loext:graphic-properties draw:fill="none" draw:fill-color="#ffffff"/>
      <style:paragraph-properties fo:background-color="transparent"/>
      <style:text-properties officeooo:rsid="00180753" officeooo:paragraph-rsid="00180753"/>
    </style:style>
    <style:style style:name="P25" style:family="paragraph" style:parent-style-name="Table_20_Contents">
      <style:text-properties officeooo:rsid="001bb24e" officeooo:paragraph-rsid="001bb24e"/>
    </style:style>
    <style:style style:name="P26" style:family="paragraph" style:parent-style-name="Table_20_Contents">
      <style:text-properties officeooo:rsid="001d8f32" officeooo:paragraph-rsid="001d8f32"/>
    </style:style>
    <style:style style:name="P27" style:family="paragraph" style:parent-style-name="Table_20_Contents">
      <loext:graphic-properties draw:fill="none" draw:fill-color="#ffffff"/>
      <style:paragraph-properties fo:background-color="transparent"/>
      <style:text-properties officeooo:rsid="001d8f32" officeooo:paragraph-rsid="001d8f32"/>
    </style:style>
    <style:style style:name="P28" style:family="paragraph" style:parent-style-name="Table_20_Contents">
      <loext:graphic-properties draw:fill="none" draw:fill-color="#ffffff"/>
      <style:paragraph-properties fo:background-color="transparent"/>
      <style:text-properties officeooo:rsid="00180753" officeooo:paragraph-rsid="00180753"/>
    </style:style>
    <style:style style:name="P29" style:family="paragraph" style:parent-style-name="Table_20_Contents">
      <loext:graphic-properties draw:fill="none" draw:fill-color="#ffffff"/>
      <style:paragraph-properties fo:background-color="transparent"/>
      <style:text-properties officeooo:rsid="001ef778" officeooo:paragraph-rsid="001ef778"/>
    </style:style>
    <style:style style:name="P30" style:family="paragraph" style:parent-style-name="Table_20_Contents">
      <style:text-properties officeooo:rsid="0020d763" officeooo:paragraph-rsid="0020d763"/>
    </style:style>
    <style:style style:name="P31" style:family="paragraph" style:parent-style-name="Table_20_Contents">
      <style:text-properties officeooo:rsid="0021caa4" officeooo:paragraph-rsid="0021caa4"/>
    </style:style>
    <style:style style:name="P32" style:family="paragraph" style:parent-style-name="Table_20_Contents">
      <loext:graphic-properties draw:fill="none" draw:fill-color="#ffffff"/>
      <style:paragraph-properties fo:background-color="transparent"/>
      <style:text-properties officeooo:rsid="0021caa4" officeooo:paragraph-rsid="0021caa4"/>
    </style:style>
    <style:style style:name="P33" style:family="paragraph" style:parent-style-name="Table_20_Contents">
      <style:text-properties officeooo:rsid="0022ee79" officeooo:paragraph-rsid="0022ee79"/>
    </style:style>
    <style:style style:name="P34" style:family="paragraph" style:parent-style-name="Table_20_Contents">
      <loext:graphic-properties draw:fill="none" draw:fill-color="#ffffff"/>
      <style:paragraph-properties fo:background-color="transparent"/>
      <style:text-properties officeooo:rsid="0022ee79" officeooo:paragraph-rsid="0022ee79"/>
    </style:style>
    <style:style style:name="P35" style:family="paragraph" style:parent-style-name="Table_20_Contents">
      <style:text-properties officeooo:rsid="0024110c" officeooo:paragraph-rsid="0024110c"/>
    </style:style>
    <style:style style:name="P36" style:family="paragraph" style:parent-style-name="Table_20_Contents">
      <loext:graphic-properties draw:fill="none" draw:fill-color="#ffffff"/>
      <style:paragraph-properties fo:background-color="transparent"/>
      <style:text-properties officeooo:rsid="0024110c" officeooo:paragraph-rsid="0024110c"/>
    </style:style>
    <style:style style:name="P37" style:family="paragraph" style:parent-style-name="Table_20_Contents">
      <style:text-properties officeooo:rsid="002505cc" officeooo:paragraph-rsid="002505cc"/>
    </style:style>
    <style:style style:name="T1" style:family="text">
      <style:text-properties officeooo:rsid="00048f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e628"/>
    </style:style>
    <style:style style:name="T4" style:family="text">
      <style:text-properties officeooo:rsid="00103c3d"/>
    </style:style>
    <style:style style:name="T5" style:family="text">
      <style:text-properties officeooo:rsid="0016c3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d: <text:s/>5a524736421aa9104797bce7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equest</text:p>
          </table:table-cell>
          <table:table-cell table:style-name="Table1.C1" office:value-type="string">
            <text:p text:style-name="P2">Response</text:p>
          </table:table-cell>
        </table:table-row>
        <table:table-row>
          <table:table-cell table:style-name="Table1.A2" office:value-type="string">
            <text:p text:style-name="P2">Get client for user</text:p>
          </table:table-cell>
          <table:table-cell table:style-name="Table1.A2" office:value-type="string">
            <text:p text:style-name="P2">GET /clients/5a524736421aa9104797bce7.json HTTP/1.1</text:p>
            <text:p text:style-name="P2">Host: localhost:3000</text:p>
            <text:p text:style-name="P2">Cache-Control: no-cache</text:p>
            <text:p text:style-name="P2"/>
          </table:table-cell>
          <table:table-cell table:style-name="Table1.C2" office:value-type="string">
            <text:p text:style-name="P2">404 : If the user is not found, or there is no client for the user</text:p>
            <text:p text:style-name="P2"/>
            <text:p text:style-name="P2">200 : If the client is found for the us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 App Id to client</text:p>
          </table:table-cell>
          <table:table-cell table:style-name="Table1.A2" office:value-type="string">
            <text:p text:style-name="P2">PUT /clients/5a524736421aa9104797bce7.json HTTP/1.1</text:p>
            <text:p text:style-name="P2">Host: localhost:3000</text:p>
            <text:p text:style-name="P2">Content-Type: application/json</text:p>
            <text:p text:style-name="P2">Cache-Control: no-cache</text:p>
            <text:p text:style-name="P2">{</text:p>
            <text:p text:style-name="P2"><text:tab/>"client" : {</text:p>
            <text:p text:style-name="P2"><text:tab/><text:tab/>"app_ids" : ["anything"]</text:p>
            <text:p text:style-name="P2"><text:tab/>}</text:p>
            <text:p text:style-name="P2">}</text:p>
          </table:table-cell>
          <table:table-cell table:style-name="Table1.C2" office:value-type="string">
            <text:p text:style-name="P2">204 : No content in case of successfull update</text:p>
            <text:p text:style-name="P2"/>
            <text:p text:style-name="P2">Further action : </text:p>
            <text:p text:style-name="P2">Store “api_key” and “app_id”. It will be used everywhere in app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4">NEW USER REGISTRATION <text:span text:style-name="T1">and Sign IN api</text:span></text:p>
          </table:table-cell>
          <table:table-cell table:style-name="Table1.C6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gister user with email and password:</text:p>
            <text:p text:style-name="P2"/>
            <text:p text:style-name="P5">Use the api_key and app_id that was obtained after updating the client</text:p>
          </table:table-cell>
          <table:table-cell table:style-name="Table1.A2" office:value-type="string">
            <text:p text:style-name="P5">POST /authenticate/users.json HTTP/1.1</text:p>
            <text:p text:style-name="P5">Host: localhost:3000</text:p>
            <text:p text:style-name="P5">Content-Type: application/json</text:p>
            <text:p text:style-name="P5">Cache-Control: no-cache</text:p>
            <text:p text:style-name="P5">{</text:p>
            <text:p text:style-name="P5"><text:tab/>"user" : {</text:p>
            <text:p text:style-name="P5"><text:tab/><text:tab/>"email" : "bhargav.r.raut@gmail.com",</text:p>
            <text:p text:style-name="P5"><text:tab/><text:tab/>"password" : "cocostan",</text:p>
            <text:p text:style-name="P5"><text:tab/><text:tab/>"password_confirmation" : "cocostan"</text:p>
            <text:p text:style-name="P5"><text:tab/>},</text:p>
            <text:p text:style-name="P5"><text:tab/>"api_key":"fdadf91b55195b52adf413b0a769e3f2a4fd9144eb30194f0283dc81bc62ac61",</text:p>
            <text:p text:style-name="P5"><text:tab/>"current_app_id":"5a524d5c421aa9133199a961"</text:p>
            <text:p text:style-name="P5">}</text:p>
          </table:table-cell>
          <table:table-cell table:style-name="Table1.C2" office:value-type="string">
            <text:p text:style-name="P6">200 Ok:</text:p>
            <text:p text:style-name="P5"/>
            <text:p text:style-name="P5">{</text:p>
            <text:p text:style-name="P5"><text:s text:c="4"/>"nothing": true</text:p>
            <text:p text:style-name="P5">}</text:p>
            <text:p text:style-name="P5"/>
            <text:p text:style-name="P6">Validation Error:</text:p>
            <text:p text:style-name="P5"/>
            <text:p text:style-name="P5"/>
            <text:p text:style-name="P5"/>
            <text:p text:style-name="P6">User already exists:</text:p>
            <text:p text:style-name="P5"/>
            <text:p text:style-name="P5"/>
            <text:p text:style-name="P5"/>
            <text:p text:style-name="P5"><text:span text:style-name="T2">Any other Error </text:span>: Status code will not be 200</text:p>
            <text:p text:style-name="P5"/>
            <text:p text:style-name="P5"><text:span text:style-name="T2">Next Steps:</text:span> Tell the user to go and confirm his email account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ign In Registered User : Anytime the user token expires, the user must sign in <text:soft-page-break/>by this way to receive a new token.</text:p>
          </table:table-cell>
          <table:table-cell table:style-name="Table1.A2" office:value-type="string">
            <text:p text:style-name="P10">POST /authenticate/users/sign_in.json HTTP/1.1</text:p>
            <text:p text:style-name="P10">Host: localhost:3000</text:p>
            <text:p text:style-name="P10">Content-Type: application/json</text:p>
            <text:p text:style-name="P10">Accept-Encoding: application/json</text:p>
            <text:p text:style-name="P10">Cache-Control: no-cache</text:p>
            <text:p text:style-name="P10"><text:soft-page-break/>{</text:p>
            <text:p text:style-name="P10"><text:tab/>"user" : {</text:p>
            <text:p text:style-name="P10"><text:tab/><text:tab/>"login" : "bhargav.r.raut@gmail.com",</text:p>
            <text:p text:style-name="P10"><text:tab/><text:tab/>"password" : "cocostan"</text:p>
            <text:p text:style-name="P10"><text:tab/>},</text:p>
            <text:p text:style-name="P10"><text:tab/>"api_key":"021ee7d31b9c3f813546c63c25f1219921f52484d688e1f756b0fe33359c85b6",</text:p>
            <text:p text:style-name="P10"><text:tab/>"current_app_id":"5a5259cb421aa91664913ed1"</text:p>
            <text:p text:style-name="P10">}</text:p>
          </table:table-cell>
          <table:table-cell table:style-name="Table1.C2" office:value-type="string">
            <text:p text:style-name="P7">201: <text:span text:style-name="T3">Session</text:span> Created :</text:p>
            <text:p text:style-name="P9">{</text:p>
            <text:p text:style-name="P9"><text:s text:c="4"/>"authentication_token": "QfYbz8XPZ8r1-Q2UKmE8",</text:p>
            <text:p text:style-name="P9"><text:soft-page-break/><text:s text:c="4"/>"es": "4295e2f3ac349dc8343898ee8180642e53f6f4530f71e1016a52d1d135ac73dd"</text:p>
            <text:p text:style-name="P9">}</text:p>
            <text:p text:style-name="P9"/>
            <text:p text:style-name="P10">Further Action : Store the “authentication_token” and “es” received. It is valid for a period specified in rails app configuration file.</text:p>
            <text:p text:style-name="P9"/>
            <text:p text:style-name="P9"><text:span text:style-name="T2">401 : UnAuthenticated</text:span> </text:p>
            <text:p text:style-name="P10">{</text:p>
            <text:p text:style-name="P10"><text:s text:c="4"/>"success": false,</text:p>
            <text:p text:style-name="P10"><text:s text:c="4"/>"errors": [</text:p>
            <text:p text:style-name="P10"><text:s text:c="8"/>"u shall not pass LOL"</text:p>
            <text:p text:style-name="P10"><text:s text:c="4"/>]</text:p>
            <text:p text:style-name="P10">}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Update User Email</text:p>
          </table:table-cell>
          <table:table-cell table:style-name="Table1.A2" office:value-type="string">
            <text:p text:style-name="P14">PUT //authenticate/users.json HTTP/1.1</text:p>
            <text:p text:style-name="P14">Host: localhost:3000</text:p>
            <text:p text:style-name="P14">Content-Type: application/json</text:p>
            <text:p text:style-name="P14">X-User-Token: 456KJnDg-pNzYLr9CnZt</text:p>
            <text:p text:style-name="P14">X-User-Aid: 5a5259cb421aa91664913ed1</text:p>
            <text:p text:style-name="P14">X-User-Es: 2b3e06d4d7c7b13e96300ae0cd7f7409e3eb4a455a4ac1964a17fe0479fa9578</text:p>
            <text:p text:style-name="P14">Cache-Control: no-cache</text:p>
            <text:p text:style-name="P14"/>
            <text:p text:style-name="P14"/>
            <text:p text:style-name="P14">{</text:p>
            <text:p text:style-name="P14"><text:tab/>"id" : "5a524736421aa9104797bce7",</text:p>
            <text:p text:style-name="P14"><text:tab/>"user" : {</text:p>
            <text:p text:style-name="P14"><text:tab/><text:tab/>"email" : "rotastrain@gmail.com",</text:p>
            <text:p text:style-name="P14"><text:tab/><text:tab/>"current_password": "cocostan111"</text:p>
            <text:p text:style-name="P14"><text:tab/>},</text:p>
            <text:p text:style-name="P14"><text:tab/>"current_app_id": "5a5259cb421aa91664913ed1",</text:p>
            <text:p text:style-name="P14"><text:tab/>"api_key": "021ee7d31b9c3f813546c63c25f1219921f52484d688e1f756b0fe33359c85b6"</text:p>
            <text:p text:style-name="P14">}</text:p>
          </table:table-cell>
          <table:table-cell table:style-name="Table1.C2" office:value-type="string">
            <text:p text:style-name="P15">200 ok:</text:p>
            <text:p text:style-name="P15"/>
            <text:p text:style-name="P15">{</text:p>
            <text:p text:style-name="P15">“nothing” : true</text:p>
            <text:p text:style-name="P15">}</text:p>
            <text:p text:style-name="P15"/>
            <text:p text:style-name="P15">Any other response and update has failed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Update User Password:</text:p>
            <text:p text:style-name="P12"/>
            <text:p text:style-name="P13">Use the authentication-token and es <text:soft-page-break/>obtained when the user sign's in.</text:p>
            <text:p text:style-name="P13"/>
            <text:p text:style-name="P13">Also use the api_key and current_app id got previously.</text:p>
            <text:p text:style-name="P13"/>
            <text:p text:style-name="P13">Also add the same Aid(App Id) header.</text:p>
          </table:table-cell>
          <table:table-cell table:style-name="Table1.A2" office:value-type="string">
            <text:p text:style-name="P13">PUT //authenticate/users.json HTTP/1.1</text:p>
            <text:p text:style-name="P13">Host: localhost:3000</text:p>
            <text:p text:style-name="P13">Content-Type: application/json</text:p>
            <text:p text:style-name="P13">X-User-Token: Admz5Uzg532Awhjd2iKN</text:p>
            <text:p text:style-name="P13">X-User-Aid: 5a5259cb421aa91664913ed1</text:p>
            <text:p text:style-name="P13">X-User-Es: <text:soft-page-break/>2b3e06d4d7c7b13e96300ae0cd7f7409e3eb4a455a4ac1964a17fe0479fa9578</text:p>
            <text:p text:style-name="P13">Cache-Control: no-cache</text:p>
            <text:p text:style-name="P13">{</text:p>
            <text:p text:style-name="P13"><text:tab/>"id" : "5a524736421aa9104797bce7",</text:p>
            <text:p text:style-name="P13"><text:tab/>"user" : {</text:p>
            <text:p text:style-name="P13"><text:tab/><text:tab/>"email" : "bhargav.r.raut@gmail.com",</text:p>
            <text:p text:style-name="P13"><text:tab/><text:tab/>"current_password": "cocostan",</text:p>
            <text:p text:style-name="P13"><text:tab/><text:tab/>"password": "cocostan111",</text:p>
            <text:p text:style-name="P13"><text:tab/><text:tab/>"password_confirmation": "cocostan111"</text:p>
            <text:p text:style-name="P13"><text:tab/>},</text:p>
            <text:p text:style-name="P13"><text:tab/>"current_app_id": "5a5259cb421aa91664913ed1",</text:p>
            <text:p text:style-name="P13"><text:tab/>"api_key": "021ee7d31b9c3f813546c63c25f1219921f52484d688e1f756b0fe33359c85b6"</text:p>
            <text:p text:style-name="P13">}</text:p>
          </table:table-cell>
          <table:table-cell table:style-name="Table1.C2" office:value-type="string">
            <text:p text:style-name="P8">200 OK : Update successfull</text:p>
            <text:p text:style-name="P13"/>
            <text:p text:style-name="P13">{</text:p>
            <text:p text:style-name="P13"><text:s text:c="4"/>"authentication_token": "456KJnDg-pNzYLr9CnZt",</text:p>
            <text:p text:style-name="P13"><text:soft-page-break/><text:s text:c="4"/>"es": "2b3e06d4d7c7b13e96300ae0cd7f7409e3eb4a455a4ac1964a17fe0479fa9578"</text:p>
            <text:p text:style-name="P13">}</text:p>
            <text:p text:style-name="P13"/>
            <text:p text:style-name="P13">You will receive a new authentication token <text:span text:style-name="T4">like above</text:span>, please remember to save this. Es will remain the same as before.</text:p>
            <text:p text:style-name="P13"/>
            <text:p text:style-name="P8">Validation Errors:</text:p>
            <text:p text:style-name="P16">These are accessible in returned json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How to get User Id for Update Calls</text:p>
          </table:table-cell>
          <table:table-cell table:style-name="Table1.A2" office:value-type="string">
            <text:p text:style-name="P17">POST /profiles/get_user_id.json HTTP/1.1</text:p>
            <text:p text:style-name="P17">Host: localhost:3000</text:p>
            <text:p text:style-name="P17">Content-Type: application/json</text:p>
            <text:p text:style-name="P17">X-User-Token: tCqzxCoQZ2qmmfXmY2kp</text:p>
            <text:p text:style-name="P17">X-User-Aid: 5a5259cb421aa91664913ed1</text:p>
            <text:p text:style-name="P17">X-User-Es: 2b3e06d4d7c7b13e96300ae0cd7f7409e3eb4a455a4ac1964a17fe0479fa9578</text:p>
            <text:p text:style-name="P17">Cache-Control: no-cache</text:p>
            <text:p text:style-name="P17">Postman-Token: 2dd582d7-2a61-d800-ccd0-1dcc67300a72</text:p>
            <text:p text:style-name="P17"/>
            <text:p text:style-name="P17">{</text:p>
            <text:p text:style-name="P17">"api_key":"021ee7d31b9c3f813546c63c25f1219921f52484d688e1f756b0fe33359c85b6",</text:p>
            <text:p text:style-name="P17">"current_app_id":"5a5259cb421aa91664913ed1"</text:p>
            <text:p text:style-name="P17">}</text:p>
          </table:table-cell>
          <table:table-cell table:style-name="Table1.C2" office:value-type="string">
            <text:p text:style-name="P17">200 ok</text:p>
            <text:p text:style-name="P17"/>
            <text:p text:style-name="P17">{</text:p>
            <text:p text:style-name="P17"><text:s text:c="4"/>"authentication_token": "tCqzxCoQZ2qmmfXmY2kp",</text:p>
            <text:p text:style-name="P17"><text:s text:c="4"/>"es": "2b3e06d4d7c7b13e96300ae0cd7f7409e3eb4a455a4ac1964a17fe0479fa9578",</text:p>
            <text:p text:style-name="P17"><text:s text:c="4"/>"id": "5a528704421aa91d50364fe0"</text:p>
            <text:p text:style-name="P17">}</text:p>
            <text:p text:style-name="P17"/>
            <text:p text:style-name="P17">Store the id for further reference.</text:p>
          </table:table-cell>
        </table:table-row>
        <table:table-row>
          <table:table-cell table:style-name="Table1.A9" office:value-type="string">
            <text:p text:style-name="P19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18">How to Create User with mobile and password</text:p>
          </table:table-cell>
          <table:table-cell table:style-name="Table1.A18" office:value-type="string">
            <text:p text:style-name="P20">POST /authenticate/users.json HTTP/1.1</text:p>
            <text:p text:style-name="P20">Host: localhost:3000</text:p>
            <text:p text:style-name="P20">Content-Type: application/json</text:p>
            <text:p text:style-name="P20">Cache-Control: no-cache</text:p>
            <text:p text:style-name="P20">Postman-Token: 76cce426-ce02-685b-162c-107a1cfd7c7d</text:p>
            <text:p text:style-name="P20"/>
            <text:p text:style-name="P20">{</text:p>
            <text:p text:style-name="P20">"user":{</text:p>
            <text:p text:style-name="P20"><text:tab/>"additional_login_param" : "9561137096",</text:p>
            <text:p text:style-name="P20"><text:tab/>"password" : "password",</text:p>
            <text:p text:style-name="P20"><text:soft-page-break/><text:tab/>"password_confirmation" : "password"</text:p>
            <text:p text:style-name="P20">},</text:p>
            <text:p text:style-name="P20">"current_app_id": "5a5259cb421aa91664913ed1",</text:p>
            <text:p text:style-name="P20">"api_key": "021ee7d31b9c3f813546c63c25f1219921f52484d688e1f756b0fe33359c85b6"</text:p>
            <text:p text:style-name="P20">}</text:p>
          </table:table-cell>
          <table:table-cell table:style-name="Table1.C18" office:value-type="string">
            <text:p text:style-name="P20">200 ok</text:p>
            <text:p text:style-name="P20">{</text:p>
            <text:p text:style-name="P20">“nothing” : true</text:p>
            <text:p text:style-name="P20">}</text:p>
          </table:table-cell>
        </table:table-row>
        <table:table-row>
          <table:table-cell table:style-name="Table1.A9" office:value-type="string">
            <text:p text:style-name="P19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21">How to <text:span text:style-name="T5">submit otp for verification that the user has received.</text:span></text:p>
          </table:table-cell>
          <table:table-cell table:style-name="Table1.A18" office:value-type="string">
            <text:p text:style-name="P22">GET /authenticate/users/verify_otp.json?resource=users&amp;amp;user[additional_login_param]=9822028511&amp;amp;user[otp]=861327&amp;amp;api_key=021ee7d31b9c3f813546c63c25f1219921f52484d688e1f756b0fe33359c85b6&amp;amp;current_app_id=5a5259cb421aa91664913ed1 HTTP/1.1</text:p>
            <text:p text:style-name="P22"/>
            <text:p text:style-name="P22">Host: localhost:3000</text:p>
            <text:p text:style-name="P22">Cache-Control: no-cache</text:p>
          </table:table-cell>
          <table:table-cell table:style-name="Table1.C18" office:value-type="string">
            <text:p text:style-name="P22">200 ok</text:p>
            <text:p text:style-name="P22">{</text:p>
            <text:p text:style-name="P22">“nothing” : true</text:p>
            <text:p text:style-name="P22">}</text:p>
          </table:table-cell>
        </table:table-row>
        <table:table-row>
          <table:table-cell table:style-name="Table1.A9" office:value-type="string">
            <text:p text:style-name="P21"/>
          </table:table-cell>
          <table:table-cell table:style-name="Table1.A9" office:value-type="string">
            <text:p text:style-name="P22"/>
          </table:table-cell>
          <table:table-cell table:style-name="Table1.C9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23">Poll to see if the verification was successfull</text:p>
          </table:table-cell>
          <table:table-cell table:style-name="Table1.A18" office:value-type="string">
            <text:p text:style-name="P25">GET /authenticate/users/otp_verification_result?resource=users&amp;amp;user[additional_login_param]=9561137096&amp;amp;user[otp]=382927&amp;amp;api_key=021ee7d31b9c3f813546c63c25f1219921f52484d688e1f756b0fe33359c85b6&amp;amp;current_app_id=5a5259cb421aa91664913ed1 HTTP/1.1</text:p>
            <text:p text:style-name="P25">Host: localhost:3000</text:p>
            <text:p text:style-name="P25">Cache-Control: no-cache</text:p>
          </table:table-cell>
          <table:table-cell table:style-name="Table1.C18" office:value-type="string">
            <text:p text:style-name="P25">{</text:p>
            <text:p text:style-name="P25"><text:s text:c="4"/>"follow_url": null,</text:p>
            <text:p text:style-name="P25"><text:s text:c="4"/>"errors": [],</text:p>
            <text:p text:style-name="P25"><text:s text:c="4"/>"resource": {</text:p>
            <text:p text:style-name="P25"><text:s text:c="8"/>"nothing": true</text:p>
            <text:p text:style-name="P25"><text:s text:c="4"/>},</text:p>
            <text:p text:style-name="P25"><text:s text:c="4"/>"verified": true</text:p>
            <text:p text:style-name="P25">}</text:p>
          </table:table-cell>
        </table:table-row>
        <table:table-row>
          <table:table-cell table:style-name="Table1.A9" office:value-type="string">
            <text:p text:style-name="P23"/>
          </table:table-cell>
          <table:table-cell table:style-name="Table1.A9" office:value-type="string">
            <text:p text:style-name="P22"/>
          </table:table-cell>
          <table:table-cell table:style-name="Table1.C9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24">Resend SMS otp </text:p>
          </table:table-cell>
          <table:table-cell table:style-name="Table1.A18" office:value-type="string">
            <text:p text:style-name="P26">GET /authenticate/users/send_sms_otp.json?resource=users&amp;amp;user[additional_login_param]=9561137096&amp;amp;api_key=021ee7d31b9c3f813546c63c25f1219921f52484d688e1f756b0fe33359c85b6&amp;amp;current_app_id=5a5259cb421aa91664913ed1 HTTP/1.1</text:p>
            <text:p text:style-name="P26">Host: localhost:3000</text:p>
            <text:p text:style-name="P26">Cache-Control: no-cache</text:p>
          </table:table-cell>
          <table:table-cell table:style-name="Table1.C18" office:value-type="string">
            <text:p text:style-name="P26">{</text:p>
            <text:p text:style-name="P26"><text:s text:c="4"/>"nothing": true</text:p>
            <text:p text:style-name="P26">}</text:p>
          </table:table-cell>
        </table:table-row>
        <table:table-row>
          <table:table-cell table:style-name="Table1.A25" office:value-type="string">
            <text:p text:style-name="P24"/>
          </table:table-cell>
          <table:table-cell table:style-name="Table1.A25" office:value-type="string">
            <text:p text:style-name="P26"/>
          </table:table-cell>
          <table:table-cell table:style-name="Table1.C25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7">Sign In User With mobile and password</text:p>
          </table:table-cell>
          <table:table-cell table:style-name="Table1.A18" office:value-type="string">
            <text:p text:style-name="P30">POST /authenticate/users/sign_in.json HTTP/1.1</text:p>
            <text:p text:style-name="P30">Host: localhost:3000</text:p>
            <text:p text:style-name="P30">Content-Type: application/json</text:p>
            <text:p text:style-name="P30">Cache-Control: no-cache</text:p>
            <text:p text:style-name="P30"/>
            <text:p text:style-name="P30">{</text:p>
            <text:p text:style-name="P30"><text:tab/>"user":{</text:p>
            <text:p text:style-name="P30"><text:tab/><text:tab/>"login":"9561137096",</text:p>
            <text:p text:style-name="P30"><text:tab/><text:tab/>"password":"password"</text:p>
            <text:p text:style-name="P30"><text:tab/>},</text:p>
            <text:p text:style-name="P30"><text:tab/>"api_key":"021ee7d31b9c3f813546c63c25f1219921f52484d688e1f756b0fe33359c85b6",</text:p>
            <text:p text:style-name="P30"><text:soft-page-break/><text:tab/>"current_app_id":"5a5259cb421aa91664913ed1"</text:p>
            <text:p text:style-name="P30">}</text:p>
          </table:table-cell>
          <table:table-cell table:style-name="Table1.C18" office:value-type="string">
            <text:p text:style-name="P30">{</text:p>
            <text:p text:style-name="P30"><text:s text:c="4"/>"authentication_token": "uy-jf453dobNoCpaCzB8",</text:p>
            <text:p text:style-name="P30"><text:s text:c="4"/>"es": "7bed7eea649cbe1962e672acd44d93ac7ab88d91752b94e7a309f9d4d12eb67e"</text:p>
            <text:p text:style-name="P30">}</text:p>
          </table:table-cell>
        </table:table-row>
        <table:table-row>
          <table:table-cell table:style-name="Table1.A25" office:value-type="string">
            <text:p text:style-name="P24"/>
          </table:table-cell>
          <table:table-cell table:style-name="Table1.A25" office:value-type="string">
            <text:p text:style-name="P26"/>
          </table:table-cell>
          <table:table-cell table:style-name="Table1.C25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9">FaceBook Oauth From App</text:p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9">Google Oauth from app</text:p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37">Should return auth token and es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9">Submit forgot password request, with email</text:p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9">Submit unlock account request with email</text:p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9">Submit forgot password request with mobile:</text:p>
            <text:p text:style-name="P29"/>
            <text:p text:style-name="P36">Only do this if the user has a confirmed email account.</text:p>
          </table:table-cell>
          <table:table-cell table:style-name="Table1.A18" office:value-type="string">
            <text:p text:style-name="P31">GET /authenticate/users/send_sms_otp.json?resource=users&amp;amp;user[additional_login_param]=9561137096&amp;amp;api_key=021ee7d31b9c3f813546c63c25f1219921f52484d688e1f756b0fe33359c85b6&amp;amp;current_app_id=5a5259cb421aa91664913ed1&amp;amp;intent=reset_password HTTP/1.1</text:p>
            <text:p text:style-name="P31">Host: localhost:3000</text:p>
            <text:p text:style-name="P31">Cache-Control: no-cache</text:p>
            <text:p text:style-name="P31">Postman-Token: 821857c6-9997-80b4-015f-a9d31df67211</text:p>
          </table:table-cell>
          <table:table-cell table:style-name="Table1.C18" office:value-type="string">
            <text:p text:style-name="P31">{</text:p>
            <text:p text:style-name="P31">“nothing” : true</text:p>
            <text:p text:style-name="P31">}</text:p>
            <text:p text:style-name="P31"/>
            <text:p text:style-name="P31">After this, to “submit otp for verification”.</text:p>
            <text:p text:style-name="P31"/>
            <text:p text:style-name="P31">And after that do “Check OTP verification status for reset password”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2">Check OTP verification status for reset password: </text:p>
            <text:p text:style-name="P34">This is only possible if there is a confirmed email address saved on that user.</text:p>
            <text:p text:style-name="P34">You cannot change the password if the user has only got a mobile number.</text:p>
          </table:table-cell>
          <table:table-cell table:style-name="Table1.A18" office:value-type="string">
            <text:p text:style-name="P35">GET /authenticate/users/otp_verification_result?resource=users&amp;amp;user[additional_login_param]=9561137096&amp;amp;user[otp]=148238&amp;amp;api_key=021ee7d31b9c3f813546c63c25f1219921f52484d688e1f756b0fe33359c85b6&amp;amp;current_app_id=5a5259cb421aa91664913ed1&amp;amp;intent=reset_password HTTP/1.1</text:p>
            <text:p text:style-name="P35">Host: localhost:3000</text:p>
            <text:p text:style-name="P35">Cache-Control: no-cache</text:p>
            <text:p text:style-name="P35">Postman-Token: 5ec6dfcf-0e29-ae7f-f286-c021f8476557</text:p>
          </table:table-cell>
          <table:table-cell table:style-name="Table1.C18" office:value-type="string">
            <text:p text:style-name="P35">{</text:p>
            <text:p text:style-name="P35"><text:s text:c="4"/>"follow_url": null,</text:p>
            <text:p text:style-name="P35"><text:s text:c="4"/>"errors": [],</text:p>
            <text:p text:style-name="P35"><text:s text:c="4"/>"resource": {</text:p>
            <text:p text:style-name="P35"><text:s text:c="8"/>"nothing": true</text:p>
            <text:p text:style-name="P35"><text:s text:c="4"/>},</text:p>
            <text:p text:style-name="P35"><text:s text:c="4"/>"verified": true</text:p>
            <text:p text:style-name="P35">}</text:p>
            <text:p text:style-name="P35"/>
            <text:p text:style-name="P35">Check that verified is true. the user will receive an email with password reset instructinos.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ext:soft-page-break/>
        <table:table-row>
          <table:table-cell table:style-name="Table1.A18" office:value-type="string">
            <text:p text:style-name="P34">Update User who already has a mobile number, with a new email</text:p>
          </table:table-cell>
          <table:table-cell table:style-name="Table1.A18" office:value-type="string">
            <text:p text:style-name="P33">PUT //authenticate/users.json HTTP/1.1</text:p>
            <text:p text:style-name="P33">Host: localhost:3000</text:p>
            <text:p text:style-name="P33">Content-Type: application/json</text:p>
            <text:p text:style-name="P33">X-User-Token: XtxN1kqZoAT69ByZB7gx</text:p>
            <text:p text:style-name="P33">X-User-Aid: 5a5259cb421aa91664913ed1</text:p>
            <text:p text:style-name="P33">X-User-Es: 7bed7eea649cbe1962e672acd44d93ac7ab88d91752b94e7a309f9d4d12eb67e</text:p>
            <text:p text:style-name="P33">Cache-Control: no-cache</text:p>
            <text:p text:style-name="P33">Postman-Token: 3441db59-581f-09df-b882-ff49e41ab57c</text:p>
            <text:p text:style-name="P33"/>
            <text:p text:style-name="P33">{</text:p>
            <text:p text:style-name="P33"><text:tab/>"id" : "5a551fc5421aa92443d84243",</text:p>
            <text:p text:style-name="P33"><text:tab/>"user" : {</text:p>
            <text:p text:style-name="P33"><text:tab/><text:tab/>"additional_login_param" : "9561137096",</text:p>
            <text:p text:style-name="P33"><text:tab/><text:tab/>"email" : "bhargav.r.raut@gmail.com",</text:p>
            <text:p text:style-name="P33"><text:tab/><text:tab/>"current_password": "password"</text:p>
            <text:p text:style-name="P33"><text:tab/>},</text:p>
            <text:p text:style-name="P33"><text:tab/>"current_app_id": "5a5259cb421aa91664913ed1",</text:p>
            <text:p text:style-name="P33"><text:tab/>"api_key": "021ee7d31b9c3f813546c63c25f1219921f52484d688e1f756b0fe33359c85b6"</text:p>
            <text:p text:style-name="P33">}</text:p>
          </table:table-cell>
          <table:table-cell table:style-name="Table1.C18" office:value-type="string">
            <text:p text:style-name="P33">{</text:p>
            <text:p text:style-name="P33"><text:s text:c="4"/>"authentication_token": "x49fxnRvxtij-syxdwtX",</text:p>
            <text:p text:style-name="P33"><text:s text:c="4"/>"es": "7bed7eea649cbe1962e672acd44d93ac7ab88d91752b94e7a309f9d4d12eb67e"</text:p>
            <text:p text:style-name="P33">}</text:p>
            <text:p text:style-name="P33"/>
            <text:p text:style-name="P33">Note that auth token and es remains same.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13:55.425762305</meta:creation-date>
    <dc:date>2018-01-11T01:01:51.661541218</dc:date>
    <meta:editing-duration>PT6H36M</meta:editing-duration>
    <meta:editing-cycles>19</meta:editing-cycles>
    <meta:generator>LibreOffice/5.0.6.2$Linux_X86_64 LibreOffice_project/00m0$Build-2</meta:generator>
    <meta:document-statistic meta:table-count="1" meta:image-count="0" meta:object-count="0" meta:page-count="6" meta:paragraph-count="265" meta:word-count="821" meta:character-count="8872" meta:non-whitespace-character-count="8117"/>
  </office:meta>
</office:document-meta>
</file>